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5611in" fo:margin-left="-0.0208in" fo:margin-top="0in" fo:margin-bottom="0in" table:align="left" style:writing-mode="page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263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4.5611in" fo:margin-left="-0.0208in" fo:margin-top="0in" fo:margin-bottom="0in" table:align="left" style:writing-mode="page"/>
    </style:style>
    <style:style style:name="Table2.A" style:family="table-column">
      <style:table-column-properties style:column-width="0.2972in"/>
    </style:style>
    <style:style style:name="Table2.B" style:family="table-column">
      <style:table-column-properties style:column-width="4.2639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8in" fo:padding-right="0.0208in" fo:padding-top="0in" fo:padding-bottom="0in" fo:border="none"/>
    </style:style>
    <style:style style:name="Table2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officeooo:paragraph-rsid="00156739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officeooo:paragraph-rsid="0016851d"/>
    </style:style>
    <style:style style:name="P5" style:family="paragraph" style:parent-style-name="Standard">
      <style:text-properties officeooo:rsid="00140431" officeooo:paragraph-rsid="00140431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paragraph-rsid="0016851d"/>
    </style:style>
    <style:style style:name="P8" style:family="paragraph" style:parent-style-name="Text_20_body">
      <style:text-properties officeooo:rsid="0016cd2f" officeooo:paragraph-rsid="0016cd2f"/>
    </style:style>
    <style:style style:name="P9" style:family="paragraph" style:parent-style-name="Text_20_body">
      <style:paragraph-properties fo:text-align="center" style:justify-single-word="false"/>
      <style:text-properties officeooo:paragraph-rsid="0018a15c"/>
    </style:style>
    <style:style style:name="P10" style:family="paragraph" style:parent-style-name="Contents_20_1">
      <style:paragraph-properties>
        <style:tab-stops>
          <style:tab-stop style:position="4.5799in" style:type="right" style:leader-style="dotted" style:leader-text="."/>
        </style:tab-stops>
      </style:paragraph-properties>
    </style:style>
    <style:style style:name="P11" style:family="paragraph" style:parent-style-name="Title">
      <style:text-properties officeooo:rsid="00156739" officeooo:paragraph-rsid="00156739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officeooo:rsid="00156739" officeooo:paragraph-rsid="00156739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officeooo:rsid="00156739" officeooo:paragraph-rsid="00156739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56739" officeooo:paragraph-rsid="00156739" style:font-weight-asian="bold" style:font-weight-complex="bold"/>
    </style:style>
    <style:style style:name="P15" style:family="paragraph" style:parent-style-name="Standard">
      <style:text-properties officeooo:rsid="0016851d" officeooo:paragraph-rsid="0016851d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officeooo:rsid="0016851d" officeooo:paragraph-rsid="0016851d"/>
    </style:style>
    <style:style style:name="P17" style:family="paragraph" style:parent-style-name="Standard">
      <style:paragraph-properties fo:text-align="center" style:justify-single-word="false"/>
      <style:text-properties officeooo:rsid="0016851d" officeooo:paragraph-rsid="0016851d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officeooo:rsid="001755c9" officeooo:paragraph-rsid="001755c9"/>
    </style:style>
    <style:style style:name="P19" style:family="paragraph" style:parent-style-name="Heading_20_1">
      <style:paragraph-properties fo:break-before="page"/>
      <style:text-properties officeooo:rsid="00156739" officeooo:paragraph-rsid="00156739"/>
    </style:style>
    <style:style style:name="P20" style:family="paragraph" style:parent-style-name="Heading_20_1">
      <style:paragraph-properties fo:break-before="page"/>
    </style:style>
    <style:style style:name="P21" style:family="paragraph">
      <loext:graphic-properties draw:fill="solid" draw:fill-color="#cccccc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in" fo:margin-right="0in" fo:margin-top="0in" fo:margin-bottom="0in" fo:line-height="100%" fo:text-indent="0in"/>
    </style:style>
    <style:style style:name="P27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in" fo:margin-right="0in" fo:margin-top="0in" fo:margin-bottom="0in" fo:line-height="100%" fo:text-align="center" fo:text-indent="0in"/>
    </style:style>
    <style:style style:name="P29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ff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b2b2b2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8a15c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writing-mode="lr-tb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Arrowheads_20_6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solid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209in" svg:stroke-color="#3465a4" draw:marker-start="" draw:marker-start-width="0.1098in" draw:marker-start-center="false" draw:marker-end="Arrowheads_20_7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209in" svg:stroke-color="#000000" draw:marker-start="" draw:marker-start-width="0.1098in" draw:marker-start-center="false" draw:marker-end="" draw:marker-end-width="0.1098in" draw:marker-end-center="false" draw:fill="none" draw:fill-color="#ffffff" draw:textarea-horizontal-align="justify" fo:min-height="0.250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1" style:family="graphic">
      <style:graphic-properties draw:stroke="none" svg:stroke-width="0.0209in" svg:stroke-color="#000000" draw:marker-start="" draw:marker-start-width="0.1098in" draw:marker-start-center="false" draw:marker-end="" draw:marker-end-width="0.1098in" draw:marker-end-center="false" draw:fill="none" draw:fill-color="#ffffff" draw:textarea-horizontal-align="justify" fo:min-height="0.133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2" style:family="graphic">
      <style:graphic-properties draw:stroke="solid" svg:stroke-width="0.0209in" svg:stroke-color="#3465a4" draw:marker-start="" draw:marker-start-width="0.1098in" draw:marker-start-center="false" draw:marker-end="Arrowheads_20_5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.0209in" svg:stroke-color="#ff0000" draw:marker-start="" draw:marker-start-width="0.1098in" draw:marker-start-center="false" draw:marker-end="Arrowheads_20_5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.0209in" svg:stroke-color="#b2b2b2" draw:marker-start="" draw:marker-start-width="0.1098in" draw:marker-start-center="false" draw:marker-end="Arrowheads_20_5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209in" svg:stroke-color="#000000" draw:marker-start="" draw:marker-start-width="0.1098in" draw:marker-start-center="false" draw:marker-end="" draw:marker-end-width="0.1098in" draw:marker-end-center="false" draw:fill="none" draw:fill-color="#ffffff" draw:textarea-horizontal-align="justify" fo:min-height="0.134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cattering States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__RefHeading___Toc50650_966181473" text:style-name="Index_20_Link" text:visited-style-name="Index_20_Link">Scattering<text:tab/>2</text:a></text:p>
          <text:p text:style-name="P10"><text:a xlink:type="simple" xlink:href="#__RefHeading___Toc42111_2714280595" text:style-name="Index_20_Link" text:visited-style-name="Index_20_Link">Wave Packets<text:tab/>4</text:a></text:p>
          <text:p text:style-name="P10"><text:a xlink:type="simple" xlink:href="#__RefHeading___Toc42113_2714280595" text:style-name="Index_20_Link" text:visited-style-name="Index_20_Link">Bound States<text:tab/>5</text:a></text:p>
          <text:p text:style-name="P10"><text:a xlink:type="simple" xlink:href="#__RefHeading___Toc42115_2714280595" text:style-name="Index_20_Link" text:visited-style-name="Index_20_Link">Unbound States / Scattering<text:tab/>5</text:a></text:p>
          <text:p text:style-name="P10"><text:a xlink:type="simple" xlink:href="#__RefHeading___Toc42117_2714280595" text:style-name="Index_20_Link" text:visited-style-name="Index_20_Link">Classically Forbidden Region<text:tab/>5</text:a></text:p>
          <text:p text:style-name="P10"><text:a xlink:type="simple" xlink:href="#__RefHeading___Toc42119_2714280595" text:style-name="Index_20_Link" text:visited-style-name="Index_20_Link">Classically Allowed Region<text:tab/>5</text:a></text:p>
        </text:index-body>
      </text:table-of-content>
      <text:p text:style-name="P5"/>
      <text:p text:style-name="P5"/>
      <text:h text:style-name="P19" text:outline-level="1"><text:bookmark-start text:name="__RefHeading___Toc50650_966181473"/>Scattering<text:bookmark-end text:name="__RefHeading___Toc50650_966181473"/></text:h>
      <text:p text:style-name="P9"><draw:g text:anchor-type="as-char" draw:z-index="1" draw:name="Group object 2" draw:style-name="gr1"><draw:custom-shape draw:style-name="gr2" draw:text-style-name="P21" svg:width="0.1059in" svg:height="0.1067in" svg:x="0.8362in" svg:y="0.888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1" svg:width="0.1059in" svg:height="0.1067in" svg:x="0.9402in" svg:y="0.888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1" svg:width="0.1067in" svg:height="0.1067in" svg:x="0.8874in" svg:y="0.99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1" svg:width="0.1067in" svg:height="0.1067in" svg:x="0.9925in" svg:y="0.99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2" svg:width="0.1067in" svg:height="0.1067in" svg:x="0.2984in" svg:y="0.9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23" svg:width="0.1067in" svg:height="0.1067in" svg:x="0.6807in" svg:y="0.654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24" svg:x1="0.4516in" svg:y1="1.011in" svg:x2="0.5791in" svg:y2="1.011in"><text:p/></draw:line><draw:line draw:style-name="gr5" draw:text-style-name="P24" svg:x1="0.6642in" svg:y1="0.6378in" svg:x2="0.574in" svg:y2="0.5472in"><text:p/></draw:line><draw:ellipse draw:style-name="gr6" draw:text-style-name="P23" svg:width="1.9949in" svg:height="2.0004in" svg:x="-0.0138in" svg:y="0in" draw:kind="arc" draw:start-angle="189.65" draw:end-angle="168.77"><text:p/></draw:ellipse><draw:g draw:style-name="gr7"><draw:line draw:style-name="gr8" draw:text-style-name="P24" svg:x1="1.0965in" svg:y1="1.1807in" svg:x2="1.126in" svg:y2="1.2134in"><text:p/></draw:line><draw:line draw:style-name="gr8" draw:text-style-name="P24" svg:x1="1.2311in" svg:y1="1.3299in" svg:x2="1.2606in" svg:y2="1.3626in"><text:p/></draw:line><draw:line draw:style-name="gr8" draw:text-style-name="P24" svg:x1="1.1283in" svg:y1="1.2138in" svg:x2="1.165in" svg:y2="1.1992in"><text:p/></draw:line><draw:line draw:style-name="gr8" draw:text-style-name="P24" svg:x1="1.1232in" svg:y1="1.2744in" svg:x2="1.163in" svg:y2="1.1969in"><text:p/></draw:line><draw:line draw:style-name="gr8" draw:text-style-name="P24" svg:x1="1.1256in" svg:y1="1.2764in" svg:x2="1.2067in" svg:y2="1.2449in"><text:p/></draw:line><draw:line draw:style-name="gr8" draw:text-style-name="P24" svg:x1="1.1685in" svg:y1="1.3244in" svg:x2="1.2083in" svg:y2="1.2469in"><text:p/></draw:line><draw:line draw:style-name="gr8" draw:text-style-name="P24" svg:x1="1.1701in" svg:y1="1.3264in" svg:x2="1.2512in" svg:y2="1.2949in"><text:p/></draw:line><draw:line draw:style-name="gr8" draw:text-style-name="P24" svg:x1="1.235in" svg:y1="1.3323in" svg:x2="1.2531in" svg:y2="1.2969in"><text:p/></draw:line><draw:line draw:style-name="gr9" draw:text-style-name="P24" svg:x1="1.2661in" svg:y1="1.3689in" svg:x2="1.2957in" svg:y2="1.4016in"><text:p/></draw:line></draw:g></draw:g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2">np .. number of particles emitted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2">v .. is the velocity of the particle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2">p0 .. initial momentum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2">m .. mass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8">O .. is the wave functio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2">I .. incident beam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2">R .. reflected beam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2">T .. Transmitted beams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4">Velocity of the particle</text:p>
          </table:table-cell>
        </table:table-row>
        <table:table-row table:style-name="Table1.1">
          <table:table-cell table:style-name="Table1.A1" office:value-type="string">
            <text:p text:style-name="P13">1</text:p>
          </table:table-cell>
          <table:table-cell table:style-name="Table1.B1" office:value-type="string">
            <text:p text:style-name="P12">v = <text:s/>&lt;p&gt; / m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4">Intensity of the beam comprised of particles passing point (x) / time (t)</text:p>
          </table:table-cell>
        </table:table-row>
        <table:table-row table:style-name="Table1.1">
          <table:table-cell table:style-name="Table1.A1" office:value-type="string">
            <text:p text:style-name="P13">2</text:p>
          </table:table-cell>
          <table:table-cell table:style-name="Table1.B1" office:value-type="string">
            <text:p text:style-name="P12">Intensity = np v O (x)* O (x)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B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B1" office:value-type="string">
            <text:p text:style-name="P14">Intensity of the Incident beam</text:p>
          </table:table-cell>
        </table:table-row>
        <table:table-row table:style-name="Table1.1">
          <table:table-cell table:style-name="Table1.A1" office:value-type="string">
            <text:p text:style-name="P13">3</text:p>
          </table:table-cell>
          <table:table-cell table:style-name="Table1.B1" office:value-type="string">
            <text:p text:style-name="P12">I = (p0 / m) O (x)* O (x)</text:p>
          </table:table-cell>
        </table:table-row>
        <table:table-row table:style-name="Table1.1">
          <table:table-cell table:style-name="Table1.A1" office:value-type="string">
            <text:p text:style-name="P13">4</text:p>
          </table:table-cell>
          <table:table-cell table:style-name="Table1.B1" office:value-type="string">
            <text:p text:style-name="P12"><text:s/>= (p0 / m) | A |^2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4">Intensity of the Reflected beam</text:p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B1" office:value-type="string">
            <text:p text:style-name="P12">R = (p0 / m) O (x)* O (x)</text:p>
          </table:table-cell>
        </table:table-row>
        <text:soft-page-break/>
        <table:table-row table:style-name="Table1.1">
          <table:table-cell table:style-name="Table1.A1" office:value-type="string">
            <text:p text:style-name="P2">6</text:p>
          </table:table-cell>
          <table:table-cell table:style-name="Table1.B1" office:value-type="string">
            <text:p text:style-name="P12"><text:s/>= (p0 / m) | B |^2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4">Intensity of the Transmitted beam</text:p>
          </table:table-cell>
        </table:table-row>
        <table:table-row table:style-name="Table1.1">
          <table:table-cell table:style-name="Table1.A1" office:value-type="string">
            <text:p text:style-name="P2">7</text:p>
          </table:table-cell>
          <table:table-cell table:style-name="Table1.B1" office:value-type="string">
            <text:p text:style-name="P12">T = (p0 / m) O (x)* O (x)</text:p>
          </table:table-cell>
        </table:table-row>
        <table:table-row table:style-name="Table1.1">
          <table:table-cell table:style-name="Table1.A1" office:value-type="string">
            <text:p text:style-name="P2">8</text:p>
          </table:table-cell>
          <table:table-cell table:style-name="Table1.B1" office:value-type="string">
            <text:p text:style-name="P12"><text:s/>= (p0 / m) | C |^2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4">If there's 100% Reflection</text:p>
          </table:table-cell>
        </table:table-row>
        <table:table-row table:style-name="Table1.1">
          <table:table-cell table:style-name="Table1.A1" office:value-type="string">
            <text:p text:style-name="P2">9</text:p>
          </table:table-cell>
          <table:table-cell table:style-name="Table1.B1" office:value-type="string">
            <text:p text:style-name="P12">I = R</text:p>
          </table:table-cell>
        </table:table-row>
        <table:table-row table:style-name="Table1.1">
          <table:table-cell table:style-name="Table1.A1" office:value-type="string">
            <text:p text:style-name="P3">10</text:p>
          </table:table-cell>
          <table:table-cell table:style-name="Table1.B1" office:value-type="string">
            <text:p text:style-name="P12">A = -B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4">Coefficient Ratios</text:p>
          </table:table-cell>
        </table:table-row>
        <table:table-row table:style-name="Table1.1">
          <table:table-cell table:style-name="Table1.A1" office:value-type="string">
            <text:p text:style-name="P2">11</text:p>
          </table:table-cell>
          <table:table-cell table:style-name="Table1.B1" office:value-type="string">
            <text:p text:style-name="P12">cR = R / I</text:p>
          </table:table-cell>
        </table:table-row>
        <table:table-row table:style-name="Table1.1">
          <table:table-cell table:style-name="Table1.A1" office:value-type="string">
            <text:p text:style-name="P2">12</text:p>
          </table:table-cell>
          <table:table-cell table:style-name="Table1.B1" office:value-type="string">
            <text:p text:style-name="P12"><text:s/>= | B |^2 / | A |^2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13</text:p>
          </table:table-cell>
          <table:table-cell table:style-name="Table1.B1" office:value-type="string">
            <text:p text:style-name="P12">cT = T / I</text:p>
          </table:table-cell>
        </table:table-row>
        <table:table-row table:style-name="Table1.1">
          <table:table-cell table:style-name="Table1.A1" office:value-type="string">
            <text:p text:style-name="P2">14</text:p>
          </table:table-cell>
          <table:table-cell table:style-name="Table1.B1" office:value-type="string">
            <text:p text:style-name="P12"><text:s/>= | C |^2 / | A |^2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4"><text:span text:style-name="T1">Refer to Potential Wells and Random Stuff to </text:span>Solving for A, B, and C<text:span text:style-name="T1"> in terms of momentum (p)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6"/>
          </table:table-cell>
        </table:table-row>
      </table:table>
      <text:p text:style-name="Standard"/>
      <text:p text:style-name="P15"/>
      <text:h text:style-name="P20" text:outline-level="1"><text:bookmark-start text:name="__RefHeading___Toc42111_2714280595"/>Wave Packets<text:bookmark-end text:name="__RefHeading___Toc42111_2714280595"/></text:h>
      <text:p text:style-name="P17"><draw:g text:anchor-type="as-char" draw:z-index="0" draw:name="Group object 1" draw:style-name="gr1"><draw:line draw:style-name="gr8" draw:text-style-name="P25" svg:x1="0.048in" svg:y1="0.9449in" svg:x2="2.728in" svg:y2="0.9449in"><text:p/></draw:line><draw:line draw:style-name="gr8" draw:text-style-name="P25" svg:x1="1.5402in" svg:y1="0.935in" svg:x2="1.5402in" svg:y2="0.3508in"><text:p/></draw:line><draw:line draw:style-name="gr8" draw:text-style-name="P25" svg:x1="1.526in" svg:y1="0.3453in" svg:x2="2.1055in" svg:y2="0.3484in"><text:p/></draw:line><draw:frame draw:style-name="gr10" draw:text-style-name="P27" svg:width="0.4161in" svg:height="0.3496in" svg:x="2.1252in" svg:y="0.2201in"><draw:text-box><text:p text:style-name="P26"><text:span text:style-name="T2">V1</text:span></text:p></draw:text-box></draw:frame><draw:frame draw:style-name="gr10" draw:text-style-name="P27" svg:width="0.4087in" svg:height="0.3496in" svg:x="2.1252in" svg:y="0.7646in"><draw:text-box><text:p text:style-name="P26"><text:span text:style-name="T2">V0</text:span></text:p></draw:text-box></draw:frame><draw:frame draw:style-name="gr11" draw:text-style-name="P29" svg:width="0.3185in" svg:height="0.2331in" svg:x="1.378in" svg:y="0.9445in"><draw:text-box><text:p text:style-name="P28"><text:span text:style-name="T2">0</text:span></text:p></draw:text-box></draw:frame><draw:frame draw:style-name="gr11" draw:text-style-name="P29" svg:width="0.4016in" svg:height="0.2331in" svg:x="0in" svg:y="0.9445in"><draw:text-box><text:p text:style-name="P28"><text:span text:style-name="T2">-a</text:span></text:p></draw:text-box></draw:frame><draw:frame draw:style-name="gr11" draw:text-style-name="P29" svg:width="0.3185in" svg:height="0.2331in" svg:x="2.5453in" svg:y="0.9453in"><draw:text-box><text:p text:style-name="P28"><text:span text:style-name="T2">a</text:span></text:p></draw:text-box></draw:frame><draw:line draw:style-name="gr12" draw:text-style-name="P25" svg:x1="0.5287in" svg:y1="0.1319in" svg:x2="0.8236in" svg:y2="0.1319in"><text:p/></draw:line><draw:custom-shape draw:style-name="gr4" draw:text-style-name="P30" svg:width="0.0953in" svg:height="0.0953in" svg:x="0.6071in" svg:y="0.19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3" draw:text-style-name="P25" svg:x1="0.8181in" svg:y1="0.498in" svg:x2="0.5232in" svg:y2="0.498in"><text:p/></draw:line><draw:custom-shape draw:style-name="gr3" draw:text-style-name="P31" svg:width="0.0953in" svg:height="0.0961in" svg:x="0.6346in" svg:y="0.5602in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line draw:style-name="gr14" draw:text-style-name="P25" svg:x1="2.4134in" svg:y1="0.1043in" svg:x2="2.7083in" svg:y2="0.1043in"><text:p/></draw:line><draw:custom-shape draw:style-name="gr15" draw:text-style-name="P32" svg:width="0.0953in" svg:height="0.0961in" svg:x="2.4917in" svg:y="0.1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29" svg:width="0.4016in" svg:height="0.2331in" svg:x="0in" svg:y="0in"><draw:text-box><text:p text:style-name="P28"><text:span text:style-name="T2">I</text:span></text:p></draw:text-box></draw:frame><draw:frame draw:style-name="gr16" draw:text-style-name="P29" svg:width="0.4016in" svg:height="0.2335in" svg:x="0in" svg:y="0.3937in"><draw:text-box><text:p text:style-name="P28"><text:span text:style-name="T2">R</text:span></text:p></draw:text-box></draw:frame><draw:frame draw:style-name="gr11" draw:text-style-name="P29" svg:width="0.4016in" svg:height="0.2331in" svg:x="1.9689in" svg:y="0.0008in"><draw:text-box><text:p text:style-name="P28"><text:span text:style-name="T2">T</text:span></text:p></draw:text-box></draw:frame></draw:g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16">O-Left (x) = O-Inital (x) + O-Ref (x)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16"><text:s/>= A exp (i p0 x / h-bar) + B exp (i p0 x / h-bar)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16">O-Right (x) = O-Trans (x)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16"><text:s/>= C exp (i p0 x / h-bar)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B1" office:value-type="string">
            <text:p text:style-name="P7"/>
          </table:table-cell>
        </table:table-row>
      </table:table>
      <text:p text:style-name="P15"/>
      <text:p text:style-name="P15"/>
      <text:p text:style-name="P15"/>
      <text:h text:style-name="P20" text:outline-level="1"><text:bookmark-start text:name="__RefHeading___Toc42113_2714280595"/>Bound States<text:bookmark-end text:name="__RefHeading___Toc42113_2714280595"/></text:h>
      <text:p text:style-name="P8">When an electron is bound to an atom, it is in a bound state, vs a free state when it is not bound to an atom</text:p>
      <text:h text:style-name="Heading_20_1" text:outline-level="1"/>
      <text:h text:style-name="Heading_20_1" text:outline-level="1"><text:bookmark-start text:name="__RefHeading___Toc42115_2714280595"/>Unbound States / Scattering<text:bookmark-end text:name="__RefHeading___Toc42115_2714280595"/></text:h>
      <text:p text:style-name="P8">When an electron is not bound to an atom it is in an unbound state, vs being bound to an atom.</text:p>
      <text:h text:style-name="Heading_20_1" text:outline-level="1"><text:bookmark-start text:name="__RefHeading___Toc42117_2714280595"/>Classically Forbidden Region<text:bookmark-end text:name="__RefHeading___Toc42117_2714280595"/></text:h>
      <text:p text:style-name="Text_20_body"/>
      <text:h text:style-name="Heading_20_1" text:outline-level="1"><text:bookmark-start text:name="__RefHeading___Toc42119_2714280595"/>Classically Allowed Region<text:bookmark-end text:name="__RefHeading___Toc42119_2714280595"/></text:h>
      <text:h text:style-name="Heading_20_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5" draw:display-name="Arrowheads 5" svg:viewBox="0 0 1131 1580" svg:d="M1013 1491l118 89-567-1580-564 1580 114-85 136-68 148-46 161-17 161 13 153 46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2898in" style:type="center"/>
          <style:tab-stop style:position="4.579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579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.8299in" fo:page-height="8.2701in" style:num-format="1" style:print-orientation="portrait" fo:margin-top="0.25in" fo:margin-bottom="0.25in" fo:margin-left="0.7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11-03T23:31:30.869498194</dc:date>
    <meta:editing-duration>P52DT12H9M58S</meta:editing-duration>
    <meta:editing-cycles>18</meta:editing-cycles>
    <meta:generator>LibreOffice/7.5.9.2$Linux_X86_64 LibreOffice_project/50$Build-2</meta:generator>
    <meta:document-statistic meta:table-count="2" meta:image-count="0" meta:object-count="0" meta:page-count="5" meta:paragraph-count="67" meta:word-count="329" meta:character-count="1392" meta:non-whitespace-character-count="1120"/>
  </office:meta>
</office:document-meta>
</file>